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2fb9" officeooo:paragraph-rsid="00142fb9"/>
    </style:style>
    <style:style style:name="P2" style:family="paragraph" style:parent-style-name="Standard">
      <style:text-properties officeooo:rsid="00142fb9" officeooo:paragraph-rsid="00196a66"/>
    </style:style>
    <style:style style:name="P3" style:family="paragraph" style:parent-style-name="Standard">
      <style:text-properties officeooo:rsid="0015eead" officeooo:paragraph-rsid="0015eead"/>
    </style:style>
    <style:style style:name="P4" style:family="paragraph" style:parent-style-name="Standard">
      <style:text-properties officeooo:rsid="0017a3af" officeooo:paragraph-rsid="0017a3af"/>
    </style:style>
    <style:style style:name="T1" style:family="text">
      <style:text-properties officeooo:rsid="00196a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ypravěči:</text:span>/Sotva Budulínek, vymotal se z plínek/, /šel na vychování, do chaloupky v stráni/,</text:p>
      <text:p text:style-name="P1">/u lesa tmavého, velmi hlubokého/ S babičkou a dědou, zdravý život vedou, /lesní plody jedí, potom spolu sedí/, /u stolu velkého, z dřeva borového/.</text:p>
      <text:p text:style-name="P2">Babička vešla do spíže a najednou kouká</text:p>
      <text:p text:style-name="P2"><text:span text:style-name="T1">Babička:</text:span>„Prázdný je pytlík od rýže, taky došla mouka. Dědečku, není vyhnutí, půjdem nakupovat, Budulínku, teď řeknu ti, jak se musíš chovat.“</text:p>
      <text:p text:style-name="P2">„Budeš tu celý den sám, na másle ti udělám, hrášek,hrášek, hrášek lahodný, slíbíš-li nám, že budeš hodný.“ </text:p>
      <text:p text:style-name="P2"><text:span text:style-name="T1">Děti:</text:span>„Budu budu Budulínku, budeš hodný kluk.“ </text:p>
      <text:p text:style-name="P2"><text:span text:style-name="T1">Budulínek:</text:span>„Budu, budu, na mou duši, budu ani muk.“</text:p>
      <text:p text:style-name="P1">Babička a dědeček: „Na srdce ti klademe, až ve městě budeme, nesmíš, nesmíš, dveře otvírat, mohly by se hrozné věci stát.“</text:p>
      <text:p text:style-name="P1">Budulínek: <text:s/>„Starouškové zlatí, co slíbím, to platí, nebojte se o mě, že budu sám v domě, u lesa tmavého, velmi hlubokého. Přijďte třeba za tmy, vždyť jsem samostatný, nikoho nepustím, do hrášku se pustím, u stolu velkého, z dřeva borového.“</text:p>
      <text:p text:style-name="P2">Vypravěči: /A tak šli, po cestě, brzy byli ve městě/ /<text:span text:style-name="T1">A tak šli, po cestě, brzy byli ve městě./</text:span></text:p>
      <text:p text:style-name="P1">Vypravěči: Tady je třeba povědět, že babičku s dědou, živila hudba spoustu let a leccos ještě svedou. Babička hraje na bicí, děd na housle umí, před sebou mají krabici, na pětikoruny. </text:p>
      <text:p text:style-name="P1">Babička a děda zpívají: „Přispějte prosím na rýži a na mouku hladkou, dřív než se večer přiblíží, musíme domů zkratkou.“</text:p>
      <text:p text:style-name="P1">vypravěči: „Lidí je plné náměstí, každý něco hodí, doma však číhá neštěstí, kolem domku chodí. /Obchází tam a sem, liška s dlouhým ocasem/ Na dveře ťuky ťuk, strachuje se malý kluk, na stole kašičku, v těle malou dušičku.</text:p>
      <text:p text:style-name="P3">Liška: „Budulínku, dej mi hrášku, povozím tě na ocásku, povozím tě po bytě, otevři mi prosímtě.“</text:p>
      <text:p text:style-name="P3">Budulínek: „Ani nápad, ani nápad, já to musím všechno spapat, dveře nechám zavřené, neotevřu, ne ne ne, ne ne ne.“</text:p>
      <text:p text:style-name="P3">Liška: „Slituj se trošíčku, roztomilý hošíčku, kdyby´s měl hlad jako my, nebyl bys tak lakomý.“</text:p>
      <text:p text:style-name="P3">Vypravěči: „Úlisná liška dotírá, láká Budulínka, chlapeček dveře otvírá a je tu skulinka.“</text:p>
      <text:p text:style-name="P4">„Už ho veze po kuchyni, už jsou v síni, už jsou v síni, už se drží za chlupy, už jsou venku z chalupy.“</text:p>
      <text:p text:style-name="P4">Budulínek: „Kam to běžíš, liško zrádná, vždyť tu není cesta žádná.“ </text:p>
      <text:p text:style-name="P4">Liška: „Neptej se a drž se mě, zalezeme do země, do země.“ </text:p>
      <text:p text:style-name="P4">Vypravěči: „Dědeček s babičkou, hledaj vnoučka se svíčkou, našli jen, našli jen, liščí chlupy u kamen, jdou a jdou doubravou, housle s bicí soupravou, jdou k noře až k noře, /zahráti té potvoře/</text:p>
      <text:p text:style-name="P4">Babička a děda: „Vylezte lištičky ven, hrajeme vám na buben, hrajeme vám také na skřipky, že se tu popelí dvě slípky.“</text:p>
      <text:p text:style-name="P4">Liška: „Prej jsou tady slepice, jsou tu slepice, <text:s/>ty mám ráda nejvíce, honem děti honem ven z nory, udělám vám k tomu brambory.“</text:p>
      <text:p text:style-name="P4">Babička a děda: „Už jsem je odchytli, jsou v pytli, jsou v pytli, už jsou tam svázané, byly málo mazané.“</text:p>
      <text:p text:style-name="P4">Vypravěči: /“A tak Budulínek, <text:s/>doma u kamínek/, vesele se hřeje, je rád, že je kde je, u lesa tmavého, velmi hlubokého. </text:p>
      <text:p text:style-name="P4">S babičkou a dědou, zdravý život vedou, lesní plody jedí, večer spolu sedí u stolu velkého, z dřeva borovéh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5:52:13.32</meta:creation-date>
    <dc:date>2013-09-11T20:15:03.13</dc:date>
    <meta:editing-duration>PT15M58S</meta:editing-duration>
    <meta:editing-cycles>3</meta:editing-cycles>
    <meta:generator>LibreOffice/3.6$Windows_x86 LibreOffice_project/f969faf-c24b504-8c77064-174276e-40b382</meta:generator>
    <meta:document-statistic meta:table-count="0" meta:image-count="0" meta:object-count="0" meta:page-count="1" meta:paragraph-count="26" meta:word-count="512" meta:character-count="3006" meta:non-whitespace-character-count="2510"/>
  </office:meta>
</office:document-meta>
</file>